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9000001E13221194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5.8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text-position="super 58%" style:font-name="Calibri" fo:font-weight="bold" style:font-weight-asian="bold" style:font-weight-complex="bold"/>
    </style:style>
    <style:style style:name="T3" style:family="text">
      <style:text-properties style:text-position="0% 100%"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813cm" svg:height="12.623cm" svg:x="0.101cm" svg:y="0.977cm">
          <draw:image xlink:href="Pictures/1000000000000319000001E13221194B.png" xlink:type="simple" xlink:show="embed" xlink:actuate="onLoad">
            <text:p/>
          </draw:image>
        </draw:frame>
        <draw:custom-shape draw:style-name="gr2" draw:text-style-name="P2" draw:layer="layout" svg:width="6.3cm" svg:height="0.9cm" svg:x="1cm" svg:y="1.3cm">
          <text:p text:style-name="P2"><text:span text:style-name="T1">Rate vs Concentration 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9cm" draw:transform="rotate (1.57201805727129) translate (0.404cm 8.301cm)">
          <text:p text:style-name="P3"><text:span text:style-name="T1">(ml s</text:span><text:span text:style-name="T2">-1</text:span><text:span text:style-name="T3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18:40:25.113000000</dc:date>
    <meta:editing-duration>PT2H4M18S</meta:editing-duration>
    <meta:editing-cycles>30</meta:editing-cycles>
    <meta:generator>LibreOffice/4.3.2.2$Windows_x86 LibreOffice_project/edfb5295ba211bd31ad47d0bad0118690f76407d</meta:generator>
    <meta:document-statistic meta:object-count="3"/>
  </office:meta>
</office:document-meta>
</file>